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" svg:font-family=""/>
    <style:font-face style:name="宋体" svg:font-family="宋体"/>
    <style:font-face style:name="仿宋" svg:font-family="仿宋"/>
  </office:font-face-decls>
  <office:automatic-styles>
    <style:style style:name="T1" style:family="text">
      <style:text-properties/>
    </style:style>
    <style:style style:name="T2" style:family="text">
      <style:text-properties style:font-name="宋体" style:font-name-complex="宋体" fo:font-size="16pt" style:font-size-asian="16pt" style:font-size-complex="16pt" fo:font-weight="bold" style:font-weight-asian="bold"/>
    </style:style>
    <style:style style:name="P1" style:family="paragraph" style:parent-style-name="Standard" style:master-page-name="Standard">
      <style:paragraph-properties style:page-number="auto"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aaaa第一行文字第一行文字第一行文字第一行文字aaaa</text:span></text:p>
        <text:p text:style-name="Standard"/>
        <text:p><text:span text:style-name="T2">Hello world! 第二行文字第二行文字第二行文字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" svg:font-family=""/>
    <style:font-face style:name="宋体" svg:font-family="宋体"/>
    <style:font-face style:name="仿宋" svg:font-family="仿宋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仿宋" fo:font-size="16pt" fo:language="fr" fo:country="FR" style:letter-kerning="true" style:font-name-asian="仿宋2" style:font-size-asian="16pt" style:language-asian="zh" style:country-asian="CN" style:font-name-complex="仿宋2" style:font-size-complex="16pt" style:language-complex="hi" style:country-complex="IN" fo:hyphenate="false" fo:hyphenation-remain-char-count="2" fo:hyphenation-push-char-count="2"/>
    </style:default-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  <office:master-styles>
      <style:master-page style:name="Standard" style:page-layout-name="Mpm1"/>
    </office:master-styles>
  </office:automatic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17-09-23T13:32:35.000</dc:date>
    <meta:generator>PHPWord</meta:generator>
    <meta:initial-creator/>
    <meta:creation-date>2017-09-23T13:32:35.000</meta:creation-date>
    <meta:keyword/>
    <meta:user-defined meta:name="Category"/>
    <meta:user-defined meta:name="Company"/>
    <meta:user-defined meta:name="Manager"/>
  </office:meta>
</office:document-meta>
</file>